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Times New Roman" officeooo:rsid="0003a2ad" officeooo:paragraph-rsid="00059aad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a2ad" officeooo:paragraph-rsid="0003a2a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rsid="0003a2ad" officeooo:paragraph-rsid="0003a2ad" style:font-size-asian="24pt" style:font-size-complex="24pt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3a2ad" officeooo:paragraph-rsid="0003a2ad"/>
    </style:style>
    <style:style style:name="P5" style:family="paragraph" style:parent-style-name="Standard">
      <style:paragraph-properties fo:text-align="justify" style:justify-single-word="false"/>
      <style:text-properties officeooo:rsid="0003a2ad" officeooo:paragraph-rsid="0003a2ad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3a2a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59aad"/>
    </style:style>
    <style:style style:name="P8" style:family="paragraph" style:parent-style-name="Standard">
      <style:paragraph-properties fo:text-align="justify" style:justify-single-word="false"/>
      <style:text-properties officeooo:paragraph-rsid="000585e2"/>
    </style:style>
    <style:style style:name="P9" style:family="paragraph" style:parent-style-name="Standard">
      <style:paragraph-properties fo:text-align="center" style:justify-single-word="false"/>
      <style:text-properties officeooo:paragraph-rsid="0003a2a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a14a9" officeooo:paragraph-rsid="000a14a9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a8678" officeooo:paragraph-rsid="000a8678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a8678" officeooo:paragraph-rsid="000b5465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dedbf" officeooo:paragraph-rsid="000dedbf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1879d" officeooo:paragraph-rsid="0011879d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b900a" officeooo:paragraph-rsid="001b900a"/>
    </style:style>
    <style:style style:name="T1" style:family="text">
      <style:text-properties officeooo:rsid="0003a2ad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6af68"/>
    </style:style>
    <style:style style:name="T4" style:family="text">
      <style:text-properties style:font-name="Times New Roman" officeooo:rsid="0006cfe8"/>
    </style:style>
    <style:style style:name="T5" style:family="text">
      <style:text-properties style:font-name="Times New Roman" officeooo:rsid="00089e09"/>
    </style:style>
    <style:style style:name="T6" style:family="text">
      <style:text-properties style:font-name="Times New Roman" officeooo:rsid="000b5465"/>
    </style:style>
    <style:style style:name="T7" style:family="text">
      <style:text-properties style:font-name="Times New Roman" officeooo:rsid="000c3347"/>
    </style:style>
    <style:style style:name="T8" style:family="text">
      <style:text-properties style:font-name="Times New Roman" officeooo:rsid="000eb6ea"/>
    </style:style>
    <style:style style:name="T9" style:family="text">
      <style:text-properties style:font-name="Times New Roman" officeooo:rsid="000ec4ba"/>
    </style:style>
    <style:style style:name="T10" style:family="text">
      <style:text-properties style:font-name="Times New Roman" officeooo:rsid="000fa606"/>
    </style:style>
    <style:style style:name="T11" style:family="text">
      <style:text-properties style:font-name="Times New Roman" officeooo:rsid="0012c5e9"/>
    </style:style>
    <style:style style:name="T12" style:family="text">
      <style:text-properties style:font-name="Times New Roman" officeooo:rsid="0016fddd"/>
    </style:style>
    <style:style style:name="T13" style:family="text">
      <style:text-properties style:font-name="Times New Roman" officeooo:rsid="00180538"/>
    </style:style>
    <style:style style:name="T14" style:family="text">
      <style:text-properties officeooo:rsid="000585e2"/>
    </style:style>
    <text:list-style style:name="L1">
      <text:list-level-style-number text:level="1" text:style-name="Numbering_20_Symbols" loext:num-list-format="User Story %1%:" style:num-prefix="User Story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r Stories</text:p>
      <text:p text:style-name="P2"/>
      <text:p text:style-name="P9"><text:span text:style-name="T2"/></text:p>
      <text:p text:style-name="P8"><text:span text:style-name="T2"/></text:p>
      <text:list text:style-name="L1">
        <text:list-item>
          <text:p text:style-name="P4"><text:span text:style-name="T2">Fazer login.</text:span></text:p>
          <text:list>
            <text:list-item>
              <text:p text:style-name="P6"><text:span text:style-name="T1">Como visitante, eu posso fazer login no sistema usando minhas credenciais. Com o meu login, o site me redirecionará para a área designada de acordo com o meu nível de acesso do sistema. </text:span><text:span text:style-name="T14">Com o login efetuado com sucesso, irei receber uma notificação de novo acesso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Fazer logout.</text:span></text:p>
          <text:list>
            <text:list-item>
              <text:p text:style-name="P4"><text:span text:style-name="T2">Como um usuário logado no sistema, eu posso desconectar minha conta. Isso permite que outras pessoas que compartilhem do mesmo computador não acessem minha conta e/ou possam acessar suas contas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Alterar senha.</text:span></text:p>
          <text:list>
            <text:list-item>
              <text:p text:style-name="P4"><text:span text:style-name="T2">Como um usuário logado, eu posso alterar minha senha. Para alterar minha senha eu devo ter acesso à minha senha antiga. </text:span><text:span text:style-name="T4">A</text:span><text:span text:style-name="T2"> alteração de senha garante </text:span><text:span text:style-name="T4">a segurança da minha conta caso alguém descubra minha senha</text:span><text:span text:style-name="T2">. </text:span><text:span text:style-name="T4">Após a alteração, devo receber uma notificação.</text:span></text:p>
            </text:list-item>
          </text:list>
        </text:list-item>
      </text:list>
      <text:p text:style-name="P5"><text:span text:style-name="T2"/></text:p>
      <text:list text:continue-numbering="true" text:style-name="L1">
        <text:list-item>
          <text:p text:style-name="P1">Consultar livros.</text:p>
          <text:list>
            <text:list-item>
              <text:p text:style-name="P7"><text:span text:style-name="T2">Como visitante e como usuário geral do sistema eu posso consultar os livros disponíveis, podendo pesquisar algum livro que me interesse </text:span><text:span text:style-name="T3">mesmo sem login</text:span><text:span text:style-name="T2">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Renovar livro emprestado.</text:span></text:p>
          <text:list>
            <text:list-item>
              <text:p text:style-name="P4"><text:span text:style-name="T2">Como um leitor com livros emprestados, eu posso optar pela renovação dos livros diretamente pelo sistema. </text:span><text:span text:style-name="T3">Sendo</text:span><text:span text:style-name="T2"> mais conveniente renovar o livro sem precisar comparecer presencialmente na biblioteca. </text:span><text:span text:style-name="T5">Após a renovação eu devo receber um comprovante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Consultar livros emprestados.</text:span></text:p>
          <text:list>
            <text:list-item>
              <text:p text:style-name="P4"><text:span text:style-name="T2">Como leitor, eu posso consultar os livros que peguei emprestado junto com </text:span><text:span text:style-name="T3">algumas </text:span><text:span text:style-name="T2">informações, como data de empréstimo e devolução. Isso me permite manter o controle dos livros que peguei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Cadastrar livro.</text:span></text:p>
          <text:list>
            <text:list-item>
              <text:p text:style-name="P4"><text:span text:style-name="T2">Como bibliotecário, eu posso cadastrar novos livros no sistema. Novos livros podem ou não ficar disponíveis para empréstimos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10"><text:span text:style-name="T2">Alterar livro cadastrado.</text:span></text:p>
          <text:list>
            <text:list-item>
              <text:p text:style-name="P10"><text:span text:style-name="T2">Como bibliotecário, eu posso alterar os dados de um livro cadastrado. Com isso é possível corrigir problemas como erros de digitação.</text:span></text:p>
            </text:list-item>
            <text:list-item>
              <text:p text:style-name="P10"><text:span text:style-name="T2"/></text:p>
            </text:list-item>
          </text:list>
        </text:list-item>
        <text:list-item>
          <text:p text:style-name="P10"><text:span text:style-name="T2">Ocultar livro cadastrado.</text:span></text:p>
          <text:list>
            <text:list-item>
              <text:p text:style-name="P10"><text:span text:style-name="T2">Como bibliotecário, eu posso ocultar o livro para que ele não apareça nas pesquisas. A ocultação caberia por exemplo, quando não existir mais exemplares do mesmo livro.</text:span></text:p>
            </text:list-item>
            <text:list-item>
              <text:p text:style-name="P10"><text:span text:style-name="T2"/></text:p>
            </text:list-item>
          </text:list>
        </text:list-item>
        <text:list-item>
          <text:p text:style-name="P11"><text:span text:style-name="T2">Desocultar livro cadastrado.</text:span></text:p>
          <text:list>
            <text:list-item>
              <text:p text:style-name="P12"><text:span text:style-name="T2">Como bibliotecário, eu posso desocultar um livro ocultado da</text:span><text:span text:style-name="T6">s </text:span><text:span text:style-name="T2">pesquisas. Seria útil </text:span><text:span text:style-name="T7">ao conseguir um exemplar de um livro raro que havia se perdido, por exemplo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Cadastrar leitor.</text:span></text:p>
          <text:list>
            <text:list-item>
              <text:p text:style-name="P4"><text:soft-page-break/><text:span text:style-name="T2">Como bibliotecário, eu posso cadastrar novos leitores no sistema. O cadastro é necessário para manter o histórico de quem usa os recursos da biblioteca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13"><text:span text:style-name="T2">Alterar cadastro de leitor.</text:span></text:p>
          <text:list>
            <text:list-item>
              <text:p text:style-name="P13"><text:span text:style-name="T2">Como bibliotecário, eu posso alterar dados cadastrais do leitor. Isso facilita, por exemplo,</text:span><text:span text:style-name="T9"> </text:span><text:span text:style-name="T10">caso </text:span><text:span text:style-name="T2">o leitor esqueça a senha, </text:span><text:span text:style-name="T8">ou tenha sido</text:span><text:span text:style-name="T2"> feito o cadastro com erro de digitação no nome.</text:span></text:p>
            </text:list-item>
            <text:list-item>
              <text:p text:style-name="P13"><text:span text:style-name="T2"/></text:p>
            </text:list-item>
          </text:list>
        </text:list-item>
        <text:list-item>
          <text:p text:style-name="P14"><text:span text:style-name="T2">Excluir cadastro do leitor.</text:span></text:p>
          <text:list>
            <text:list-item>
              <text:p text:style-name="P14"><text:span text:style-name="T2">Como bibliotecário, eu posso excluir o cadastro do leitor. Caso o leitor mude de cidade por exemplo, não é mais necessário manter o cadastro. </text:span><text:span text:style-name="T11">Mesmo assim a</text:span><text:span text:style-name="T2">lguma informação do leitor deve ser mantida para o histórico de empréstimos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Emprestar livro para um leitor.</text:span></text:p>
          <text:list>
            <text:list-item>
              <text:p text:style-name="P4"><text:span text:style-name="T2">Como bibliotecário, eu posso emprestar um livro para um leitor. Isso garante que entrada e saída de livros seja devidamente controlada. </text:span><text:span text:style-name="T12">Deverá ser emitido um comprovante de empréstimo e uma notificação ao </text:span><text:span text:style-name="T13">leitor</text:span><text:span text:style-name="T12">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4"><text:span text:style-name="T2">Cadastrar bibliotecário.</text:span></text:p>
          <text:list>
            <text:list-item>
              <text:p text:style-name="P4"><text:span text:style-name="T2">Como um administrador, eu posso cadastrar novos bibliotecários no sistema. Isso facilita na estrada/saída de bibliotecários.</text:span></text:p>
            </text:list-item>
            <text:list-item>
              <text:p text:style-name="P4"><text:span text:style-name="T2"/></text:p>
            </text:list-item>
          </text:list>
        </text:list-item>
        <text:list-item>
          <text:p text:style-name="P15"><text:span text:style-name="T2">Alterar cadastro de bibliotecários.</text:span></text:p>
          <text:list>
            <text:list-item>
              <text:p text:style-name="P15"><text:span text:style-name="T2">Como um administrador, eu posso alterar os dados cadastrais de um bibliotecário. Isso facilita caso um bibliotecário esqueça sua senha por exemplo.</text:span></text:p>
            </text:list-item>
            <text:list-item>
              <text:p text:style-name="P15"><text:span text:style-name="T2"/></text:p>
            </text:list-item>
          </text:list>
        </text:list-item>
        <text:list-item>
          <text:p text:style-name="P15"><text:span text:style-name="T2">Excluir bibliotecário.</text:span></text:p>
          <text:list>
            <text:list-header>
              <text:p text:style-name="P15"><text:span text:style-name="T2">Como um administrador, eu posso excluir o bibliotecário do sistema. Isso é importante caso o bibliotecário não trabalhe mais na biblioteca. Algumas informações deverão ser mantidas para o histórico do sistema.</text:span></text:p>
              <text:p text:style-name="P15"><text:span text:style-name="T2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6:35:16.640000000</meta:creation-date>
    <meta:generator>LibreOffice/7.6.0.3$Windows_X86_64 LibreOffice_project/69edd8b8ebc41d00b4de3915dc82f8f0fc3b6265</meta:generator>
    <dc:date>2023-09-09T19:37:13.655000000</dc:date>
    <meta:editing-duration>PT3H1M49S</meta:editing-duration>
    <meta:editing-cycles>19</meta:editing-cycles>
    <meta:document-statistic meta:table-count="0" meta:image-count="0" meta:object-count="0" meta:page-count="2" meta:paragraph-count="35" meta:word-count="597" meta:character-count="3777" meta:non-whitespace-character-count="3232"/>
  </office:meta>
</office:document-meta>
</file>